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4-10-02</text:p>
      <text:p text:style-name="P1">By19850316ArthurGolubev20241002ConceptsChecklistForMultithreading</text:p>
      <text:p text:style-name="P1"/>
      <text:p text:style-name="P1">1 Exclude when a writing operation any other operations with a data:</text:p>
      <text:p text:style-name="P1"><text:tab/>1-1 Giving more priority for a blocking operation (information about the writing operation performer needs to be available)</text:p>
      <text:p text:style-name="P1"><text:tab/>1-2 Only when exchanging with preliminary prepared new data block other operations</text:p>
      <text:p text:style-name="P1"><text:tab/>1-3 Different combinations of trying to perform another operation when blocked, waiting different time for stopping blocking and combinations of these both.</text:p>
      <text:p text:style-name="P1"><text:tab/>1-4 Exclude when a writing operation any other operations with less pieces of the data</text:p>
      <text:p text:style-name="P1"/>
      <text:p text:style-name="P1">2 Using queues:</text:p>
      <text:p text:style-name="P1"><text:tab/>2-1 either one or multiple readers from a queue and or or writers to a queue</text:p>
      <text:p text:style-name="P1"><text:tab/>2-2 Make queue internally be a set of queues with different combinations of fixing readers and writes with concrete queues</text:p>
      <text:p text:style-name="P1"/>
      <text:p text:style-name="P1">3. Portion and align values and set of values for sizes of lines of caches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Noto Serif CJK SC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7:20:42.585817300</meta:creation-date>
    <dc:date>2024-10-02T18:19:56.038313600</dc:date>
    <meta:editing-cycles>14</meta:editing-cycles>
    <meta:editing-duration>PT41M4S</meta:editing-duration>
    <meta:document-statistic meta:table-count="0" meta:image-count="0" meta:object-count="0" meta:page-count="1" meta:paragraph-count="11" meta:word-count="135" meta:character-count="883" meta:non-whitespace-character-count="753"/>
    <meta:generator>LibreOffice/7.3.7.2$Linux_X86_64 LibreOffice_project/30$Build-2</meta:generator>
  </office:meta>
</office:document-meta>
</file>